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a2e3" officeooo:paragraph-rsid="001ca2e3"/>
    </style:style>
    <style:style style:name="P2" style:family="paragraph" style:parent-style-name="Standard">
      <style:text-properties officeooo:rsid="001d101b" officeooo:paragraph-rsid="001d101b"/>
    </style:style>
    <style:style style:name="P3" style:family="paragraph" style:parent-style-name="Standard">
      <style:text-properties officeooo:rsid="001ecbca" officeooo:paragraph-rsid="001ecbca"/>
    </style:style>
    <style:style style:name="T1" style:family="text">
      <style:text-properties officeooo:rsid="001cd265"/>
    </style:style>
    <style:style style:name="T2" style:family="text">
      <style:text-properties officeooo:rsid="001ecbca"/>
    </style:style>
    <style:style style:name="T3" style:family="text">
      <style:text-properties officeooo:rsid="002069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out this project:</text:p>
      <text:p text:style-name="P1"/>
      <text:p text:style-name="P1"/>
      <text:p text:style-name="P1">LoRaWAN is a long range, low bandwidth communication protocol with many potential applications in the IoT. This project aims to utilise this technology to provide wearable trackers that can operate over long distances (&gt;10 miles) with a view to providing hikers and mountaineers with a cheap and effective option for SOS-style signalling. By covering the area with a net of LoRaWAN gateways, a wearable gps-enabled node can ensure that users would not need to worry if an accident happens.</text:p>
      <text:p text:style-name="P1"/>
      <text:p text:style-name="P1">LoRaWAN gateways can be found relatively cheaply, these tend to run on a raspberry pi and some flavour of linux and often rely on internet connections to function. However, for this project it is preferable to create a gateway that needs no internet connection and uses either a more lightweight OS or even none at all to allow it to run on a battery for extended periods of time. As a result, I have selected the STMicroelectronics Nucleo f411RE as my platform and will be focusing development around this. </text:p>
      <text:p text:style-name="P1"/>
      <text:p text:style-name="P1"/>
      <text:p text:style-name="P1">Artifacts</text:p>
      <text:p text:style-name="P1">As the ic880A concentrator board Hardware Abstraction Layer is built for Unix OS’s, it has a lot of code that simply will not run on a stripped down board and thus I have had to rewrite sections of the HAL to reflect this. For example, the concentrator HAL relies on platfrm dependent millisecond wait functions to ensure that the radios are set up and functioning correctly before any attempted use. This implementation requires Linux specific posix compliant libraries that are unavailable for the Nucleo. <text:line-break/>Additionally, the ic880A HAL SPI functionality requires use of IoCTL, another linux specific function. As a result, all of the SPI functionality <text:span text:style-name="T1">needed </text:span>to be rewritten before it will run on the Nucleo.</text:p>
      <text:p text:style-name="P1"/>
      <text:p text:style-name="P1"/>
      <text:p text:style-name="P1">About LoRaWAN:</text:p>
      <text:p text:style-name="P2">LoRaWAN is a long range communication protocol, the development of which is controlled and directed by the LoRa Alliance. This group is made up of several industry leading companies to fuel IoT development <text:span text:style-name="T2">through the use of the LoRa specification. </text:span></text:p>
      <text:p text:style-name="P2"/>
      <text:p text:style-name="P3">LoRaWAN has a number of interesting properties that make it ideal for IoT based applications. It has an enormously long range compared to some more common communication protocols such as WiFi and Bluetooth (though Bluetooth 5 is much longer range than its predecessors). This is due to the way that the LoRa radios modulate their signal and “chirp” up and down frequencies[MORE RESEARCH] The chirping allows the packet to be transmitted at</text:p>
      <text:p text:style-name="P3"/>
      <text:p text:style-name="P3"/>
      <text:p text:style-name="P3"><text:s/>It also supports a range of packet sizes at different distances, which means that air traffic is kept to a minimum by <text:span text:style-name="T3">keeping packet size as small as possibl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9:07:41.636893357</meta:creation-date>
    <dc:date>2018-01-25T01:37:57.208942906</dc:date>
    <meta:editing-duration>P1DT5H51M53S</meta:editing-duration>
    <meta:editing-cycles>3</meta:editing-cycles>
    <meta:generator>LibreOffice/5.1.6.2$Linux_X86_64 LibreOffice_project/10m0$Build-2</meta:generator>
    <meta:document-statistic meta:table-count="0" meta:image-count="0" meta:object-count="0" meta:page-count="1" meta:paragraph-count="9" meta:word-count="432" meta:character-count="2597" meta:non-whitespace-character-count="2170"/>
  </office:meta>
</office:document-meta>
</file>